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3.013cm" svg:height="17.7cm" svg:x="1.6cm" svg:y="1.8cm">
          <text:p text:style-name="P1"><text:span text:style-name="T1">型の弱い言語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13cm" svg:height="17.7cm" svg:x="15.087cm" svg:y="1.8cm">
          <text:p text:style-name="P1"><text:span text:style-name="T1">型の強い言語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6.3cm" svg:x="3cm" svg:y="3.8cm">
          <text:p text:style-name="P1"><text:span text:style-name="T1">コンパイルエラ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cm" svg:height="8cm" svg:x="3cm" svg:y="10.7cm">
          <text:p text:style-name="P1"><text:span text:style-name="T1">ランタイムエラ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cm" svg:height="11.3cm" svg:x="16.6cm" svg:y="3.8cm">
          <text:p text:style-name="P1"><text:span text:style-name="T1">コンパイルエラ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cm" svg:height="3cm" svg:x="16.6cm" svg:y="15.7cm">
          <text:p text:style-name="P1"><text:span text:style-name="T1">ランタイムエラ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11-30T11:18:36</meta:creation-date>
    <dc:date>2013-01-18T12:01:19</dc:date>
    <dc:creator>Okabe Kiwamu</dc:creator>
    <meta:editing-duration>PT1H45M32S</meta:editing-duration>
    <meta:editing-cycles>139</meta:editing-cycles>
    <meta:generator>LibreOffice/3.6$Linux_X86_64 LibreOffice_project/360m1$Build-1</meta:generator>
    <meta:document-statistic meta:object-count="6"/>
  </office:meta>
</office:document-meta>
</file>